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MMathSymbols10" svg:font-family="LMMathSymbols10"/>
    <style:font-face style:name="LMMono10" svg:font-family="LMMono10"/>
    <style:font-face style:name="LMMono12" svg:font-family="LMMono12"/>
    <style:font-face style:name="LMMono8" svg:font-family="LMMono8"/>
    <style:font-face style:name="LMRoman12" svg:font-family="LMRoman12"/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8.366cm" table:align="left" fo:background-color="#ffffff">
        <style:background-image/>
      </style:table-properties>
    </style:style>
    <style:style style:name="Table1.A" style:family="table-column">
      <style:table-column-properties style:column-width="18.366cm"/>
    </style:style>
    <style:style style:name="Table1.A1" style:family="table-cell">
      <style:table-cell-properties style:vertical-align="middle" fo:background-color="#000000" fo:padding="0.049cm" fo:border="0.5pt solid #000000">
        <style:background-image/>
      </style:table-cell-properties>
    </style:style>
    <style:style style:name="P1" style:family="paragraph" style:parent-style-name="Preformatted_20_Text">
      <style:text-properties fo:font-weight="bold" officeooo:rsid="005ef7f5" officeooo:paragraph-rsid="005ef7f5" style:font-weight-asian="bold" style:font-weight-complex="bold"/>
    </style:style>
    <style:style style:name="P2" style:family="paragraph" style:parent-style-name="Preformatted_20_Text">
      <style:text-properties fo:font-weight="bold" officeooo:rsid="005f8232" officeooo:paragraph-rsid="005f8232" style:font-weight-asian="bold" style:font-weight-complex="bold"/>
    </style:style>
    <style:style style:name="P3" style:family="paragraph" style:parent-style-name="Preformatted_20_Text">
      <style:text-properties fo:font-weight="bold" officeooo:rsid="005f8232" officeooo:paragraph-rsid="006152e7" style:font-weight-asian="bold" style:font-weight-complex="bold"/>
    </style:style>
    <style:style style:name="P4" style:family="paragraph" style:parent-style-name="Preformatted_20_Text">
      <style:text-properties fo:font-weight="bold" officeooo:rsid="00645cee" officeooo:paragraph-rsid="00645cee" style:font-weight-asian="bold" style:font-weight-complex="bold"/>
    </style:style>
    <style:style style:name="P5" style:family="paragraph" style:parent-style-name="Preformatted_20_Text">
      <style:text-properties fo:font-weight="bold" officeooo:rsid="00626e9e" officeooo:paragraph-rsid="00626e9e" style:font-weight-asian="bold" style:font-weight-complex="bold"/>
    </style:style>
    <style:style style:name="P6" style:family="paragraph" style:parent-style-name="Preformatted_20_Text">
      <style:text-properties fo:font-weight="bold" officeooo:rsid="006514e5" officeooo:paragraph-rsid="006514e5" style:font-weight-asian="bold" style:font-weight-complex="bold"/>
    </style:style>
    <style:style style:name="P7" style:family="paragraph" style:parent-style-name="Preformatted_20_Text">
      <style:text-properties fo:font-weight="bold" officeooo:rsid="0066b918" officeooo:paragraph-rsid="0066b918" style:font-weight-asian="bold" style:font-weight-complex="bold"/>
    </style:style>
    <style:style style:name="P8" style:family="paragraph" style:parent-style-name="Preformatted_20_Text">
      <style:text-properties fo:font-weight="bold" officeooo:rsid="00678734" officeooo:paragraph-rsid="00678734" style:font-weight-asian="bold" style:font-weight-complex="bold"/>
    </style:style>
    <style:style style:name="P9" style:family="paragraph" style:parent-style-name="Preformatted_20_Text">
      <style:text-properties fo:font-weight="bold" officeooo:rsid="00692f0d" officeooo:paragraph-rsid="00692f0d" style:font-weight-asian="bold" style:font-weight-complex="bold"/>
    </style:style>
    <style:style style:name="P10" style:family="paragraph" style:parent-style-name="Preformatted_20_Text">
      <style:text-properties fo:font-weight="normal" officeooo:rsid="005f8232" officeooo:paragraph-rsid="005f8232" style:font-weight-asian="normal" style:font-weight-complex="normal"/>
    </style:style>
    <style:style style:name="P11" style:family="paragraph" style:parent-style-name="Preformatted_20_Text">
      <style:text-properties fo:font-weight="normal" officeooo:rsid="005f8232" officeooo:paragraph-rsid="006152e7" style:font-weight-asian="normal" style:font-weight-complex="normal"/>
    </style:style>
    <style:style style:name="P12" style:family="paragraph" style:parent-style-name="Preformatted_20_Text">
      <style:text-properties fo:font-weight="normal" officeooo:rsid="006152e7" officeooo:paragraph-rsid="006152e7" style:font-weight-asian="normal" style:font-weight-complex="normal"/>
    </style:style>
    <style:style style:name="P13" style:family="paragraph" style:parent-style-name="Preformatted_20_Text">
      <style:text-properties fo:font-weight="normal" officeooo:rsid="00626e9e" officeooo:paragraph-rsid="00626e9e" style:font-weight-asian="normal" style:font-weight-complex="normal"/>
    </style:style>
    <style:style style:name="P14" style:family="paragraph" style:parent-style-name="Preformatted_20_Text">
      <style:text-properties fo:font-weight="normal" officeooo:rsid="00645cee" officeooo:paragraph-rsid="00645cee" style:font-weight-asian="normal" style:font-weight-complex="normal"/>
    </style:style>
    <style:style style:name="P15" style:family="paragraph" style:parent-style-name="Preformatted_20_Text">
      <style:text-properties fo:font-weight="normal" officeooo:rsid="006514e5" officeooo:paragraph-rsid="006514e5" style:font-weight-asian="normal" style:font-weight-complex="normal"/>
    </style:style>
    <style:style style:name="P16" style:family="paragraph" style:parent-style-name="Preformatted_20_Text">
      <style:text-properties fo:font-weight="normal" officeooo:rsid="0066b918" officeooo:paragraph-rsid="0066b918" style:font-weight-asian="normal" style:font-weight-complex="normal"/>
    </style:style>
    <style:style style:name="P17" style:family="paragraph" style:parent-style-name="Preformatted_20_Text">
      <style:text-properties fo:font-weight="normal" officeooo:rsid="00678734" officeooo:paragraph-rsid="00678734" style:font-weight-asian="normal" style:font-weight-complex="normal"/>
    </style:style>
    <style:style style:name="P18" style:family="paragraph" style:parent-style-name="Preformatted_20_Text">
      <style:text-properties fo:font-weight="normal" officeooo:rsid="00692f0d" officeooo:paragraph-rsid="00692f0d" style:font-weight-asian="normal" style:font-weight-complex="normal"/>
    </style:style>
    <style:style style:name="P19" style:family="paragraph" style:parent-style-name="Preformatted_20_Text">
      <style:text-properties fo:font-weight="bold" officeooo:rsid="006aac94" officeooo:paragraph-rsid="006aac94" style:font-weight-asian="bold" style:font-weight-complex="bold"/>
    </style:style>
    <style:style style:name="P20" style:family="paragraph" style:parent-style-name="Preformatted_20_Text">
      <style:text-properties fo:font-weight="bold" officeooo:rsid="006b834a" officeooo:paragraph-rsid="006b834a" style:font-weight-asian="bold" style:font-weight-complex="bold"/>
    </style:style>
    <style:style style:name="P21" style:family="paragraph" style:parent-style-name="Preformatted_20_Text">
      <style:text-properties fo:font-weight="bold" officeooo:rsid="006c0897" officeooo:paragraph-rsid="006c0897" style:font-weight-asian="bold" style:font-weight-complex="bold"/>
    </style:style>
    <style:style style:name="P22" style:family="paragraph" style:parent-style-name="Preformatted_20_Text">
      <style:text-properties fo:font-weight="bold" officeooo:rsid="006c0897" officeooo:paragraph-rsid="006daeec" style:font-weight-asian="bold" style:font-weight-complex="bold"/>
    </style:style>
    <style:style style:name="P23" style:family="paragraph" style:parent-style-name="Preformatted_20_Text">
      <style:text-properties fo:font-weight="bold" officeooo:rsid="006daeec" officeooo:paragraph-rsid="006daeec" style:font-weight-asian="bold" style:font-weight-complex="bold"/>
    </style:style>
    <style:style style:name="P24" style:family="paragraph" style:parent-style-name="Preformatted_20_Text">
      <style:text-properties fo:font-weight="normal" officeooo:rsid="006aac94" officeooo:paragraph-rsid="006aac94" style:font-weight-asian="normal" style:font-weight-complex="normal"/>
    </style:style>
    <style:style style:name="P25" style:family="paragraph" style:parent-style-name="Table_20_Contents">
      <style:paragraph-properties fo:margin-top="0cm" fo:margin-bottom="0.499cm" loext:contextual-spacing="false"/>
      <style:text-properties fo:color="#f2f2f2" style:font-name="LMMono8" fo:font-size="8pt"/>
    </style:style>
    <style:style style:name="P26" style:family="paragraph" style:parent-style-name="Text_20_body" style:list-style-name="L1">
      <style:text-properties style:font-name="LMMathSymbols10" fo:font-size="12pt"/>
    </style:style>
    <style:style style:name="P27" style:family="paragraph" style:parent-style-name="Text_20_body">
      <style:text-properties style:font-name="LMRoman12" fo:font-size="12pt" fo:font-weight="bold" officeooo:rsid="006aac94" officeooo:paragraph-rsid="006aac94" style:font-weight-asian="bold" style:font-weight-complex="bold"/>
    </style:style>
    <style:style style:name="P28" style:family="paragraph" style:parent-style-name="Text_20_body">
      <style:text-properties style:font-name="LMRoman12" fo:font-size="12pt" fo:font-weight="bold" officeooo:rsid="006daeec" officeooo:paragraph-rsid="006daeec" style:font-weight-asian="bold" style:font-weight-complex="bold"/>
    </style:style>
    <style:style style:name="P29" style:family="paragraph" style:parent-style-name="Text_20_body" style:list-style-name="L1">
      <style:text-properties style:font-name="LMMono10" fo:font-size="11pt" fo:background-color="#eaeaea"/>
    </style:style>
    <style:style style:name="T1" style:family="text">
      <style:text-properties style:font-name="LMRoman12"/>
    </style:style>
    <style:style style:name="T2" style:family="text">
      <style:text-properties style:font-name="LMRoman12" fo:font-size="12pt"/>
    </style:style>
    <style:style style:name="T3" style:family="text">
      <style:text-properties style:font-name="LMMono10" fo:font-size="11pt" fo:background-color="#eaeaea" loext:char-shading-value="0"/>
    </style:style>
    <style:style style:name="T4" style:family="text">
      <style:text-properties style:font-name="LMMono12" fo:font-size="12pt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04</text:p>
      <text:p text:style-name="P1"/>
      <text:p text:style-name="P1"/>
      <text:p text:style-name="P10">ex00</text:p>
      <text:p text:style-name="P2"/>
      <text:p text:style-name="P2">char<text:tab/>*ft_strcpy(char *dest, char *src)</text:p>
      <text:p text:style-name="P2">{</text:p>
      <text:p text:style-name="P2"><text:tab/>int index;</text:p>
      <text:p text:style-name="P2"/>
      <text:p text:style-name="P2"><text:tab/>index = 0;</text:p>
      <text:p text:style-name="P2"><text:tab/>while (src[index] != '\0')</text:p>
      <text:p text:style-name="P2"><text:tab/>{</text:p>
      <text:p text:style-name="P2"><text:tab/><text:tab/>dest[index] = src[index];</text:p>
      <text:p text:style-name="P2"><text:tab/><text:tab/>index++;</text:p>
      <text:p text:style-name="P2"><text:tab/>}</text:p>
      <text:p text:style-name="P2"><text:tab/>dest[index] = '\0';</text:p>
      <text:p text:style-name="P2"><text:tab/>return (dest);</text:p>
      <text:p text:style-name="P2">}</text:p>
      <text:p text:style-name="P2"/>
      <text:p text:style-name="P10">ex01</text:p>
      <text:p text:style-name="P10"/>
      <text:p text:style-name="P2">char<text:tab/>*ft_strncpy(char *dest, char *src, unsigned int n) </text:p>
      <text:p text:style-name="P2">{ </text:p>
      <text:p text:style-name="P2"><text:tab/>int i; </text:p>
      <text:p text:style-name="P2"/>
      <text:p text:style-name="P2"><text:tab/>i = 0; </text:p>
      <text:p text:style-name="P2"><text:tab/>while (src[i] != '\0' &amp;&amp; i &lt; n) </text:p>
      <text:p text:style-name="P2"><text:tab/>{ </text:p>
      <text:p text:style-name="P2"><text:tab/><text:tab/>dest[i] = src[i]; </text:p>
      <text:p text:style-name="P2"><text:tab/><text:tab/>i++; </text:p>
      <text:p text:style-name="P2"><text:tab/>} </text:p>
      <text:p text:style-name="P2"><text:tab/>if (src[i] == '\0' &amp;&amp; i &lt; n) </text:p>
      <text:p text:style-name="P2"><text:tab/>{ </text:p>
      <text:p text:style-name="P2"><text:tab/><text:tab/>while (dest[i] != '\0') </text:p>
      <text:p text:style-name="P2"><text:tab/><text:tab/>{ </text:p>
      <text:p text:style-name="P2"><text:tab/><text:tab/><text:tab/>dest[i] = '\0'; </text:p>
      <text:p text:style-name="P2"><text:tab/><text:tab/><text:tab/>i++; </text:p>
      <text:p text:style-name="P2"><text:tab/><text:tab/>} </text:p>
      <text:p text:style-name="P2"><text:tab/>} </text:p>
      <text:p text:style-name="P2"><text:tab/>return (dest); </text:p>
      <text:p text:style-name="P2">}</text:p>
      <text:p text:style-name="P10"/>
      <text:p text:style-name="P12">ex02</text:p>
      <text:p text:style-name="P12"/>
      <text:p text:style-name="P3">int<text:tab/><text:tab/>ft_str_is_alpha(char *str)</text:p>
      <text:p text:style-name="P3">{</text:p>
      <text:p text:style-name="P3"><text:tab/>int<text:tab/><text:tab/>i;</text:p>
      <text:p text:style-name="P3"/>
      <text:p text:style-name="P3"><text:tab/>i = 0;</text:p>
      <text:p text:style-name="P3"><text:tab/>while (str[i])</text:p>
      <text:p text:style-name="P3"><text:tab/>{</text:p>
      <text:p text:style-name="P3"><text:tab/><text:tab/>if (str[i] &lt; 'A' || (str[i] &gt; 'Z' &amp;&amp; str[i] &lt; 'a') || str[i] &gt; 'z')</text:p>
      <text:p text:style-name="P3"><text:tab/><text:tab/><text:tab/>return (0);</text:p>
      <text:p text:style-name="P3"><text:tab/><text:tab/>i++;</text:p>
      <text:p text:style-name="P3"><text:tab/>}</text:p>
      <text:p text:style-name="P3"><text:tab/>return (1);</text:p>
      <text:p text:style-name="P3">}</text:p>
      <text:p text:style-name="P11"/>
      <text:p text:style-name="P13">ex03</text:p>
      <text:p text:style-name="P13"/>
      <text:p text:style-name="P5">int<text:tab/><text:tab/>ft_str_is_numeric(char *str)</text:p>
      <text:p text:style-name="P5">{</text:p>
      <text:p text:style-name="P5"><text:tab/>int<text:tab/><text:tab/>i;</text:p>
      <text:p text:style-name="P5"/>
      <text:p text:style-name="P5"><text:tab/>i = 0;</text:p>
      <text:p text:style-name="P5"><text:tab/>while (str[i])</text:p>
      <text:p text:style-name="P5"><text:tab/>{</text:p>
      <text:p text:style-name="P5"><text:tab/><text:tab/>if (str[i] &lt; '0' || str[i] &gt; '9')</text:p>
      <text:p text:style-name="P5"><text:tab/><text:tab/><text:tab/>return (0);</text:p>
      <text:p text:style-name="P5"><text:tab/><text:tab/>i++;</text:p>
      <text:p text:style-name="P5"><text:soft-page-break/><text:tab/>}</text:p>
      <text:p text:style-name="P5"><text:tab/>return (1);</text:p>
      <text:p text:style-name="P5">}</text:p>
      <text:p text:style-name="P13"/>
      <text:p text:style-name="P14">ex04</text:p>
      <text:p text:style-name="P14"/>
      <text:p text:style-name="P4">int<text:tab/><text:tab/>ft_str_is_lowercase(char *str)</text:p>
      <text:p text:style-name="P4">{</text:p>
      <text:p text:style-name="P4"><text:tab/>int<text:tab/><text:tab/>i;</text:p>
      <text:p text:style-name="P4"/>
      <text:p text:style-name="P4"><text:tab/>i = 0;</text:p>
      <text:p text:style-name="P4"><text:tab/>while (str[i])</text:p>
      <text:p text:style-name="P4"><text:tab/>{</text:p>
      <text:p text:style-name="P4"><text:tab/><text:tab/>if (str[i] &lt; 'a' || str[i] &gt; 'z')</text:p>
      <text:p text:style-name="P4"><text:tab/><text:tab/><text:tab/>return (0);</text:p>
      <text:p text:style-name="P4"><text:tab/><text:tab/>i++;</text:p>
      <text:p text:style-name="P4"><text:tab/>}</text:p>
      <text:p text:style-name="P4"><text:tab/>return (1);</text:p>
      <text:p text:style-name="P4">}</text:p>
      <text:p text:style-name="P14"/>
      <text:p text:style-name="P15">ex05</text:p>
      <text:p text:style-name="P15"/>
      <text:p text:style-name="P15"/>
      <text:p text:style-name="P6">int<text:tab/><text:tab/>ft_str_is_uppercase(char *str)</text:p>
      <text:p text:style-name="P6">{</text:p>
      <text:p text:style-name="P6"><text:tab/>int<text:tab/><text:tab/>i;</text:p>
      <text:p text:style-name="P6"/>
      <text:p text:style-name="P6"><text:tab/>i = 0;</text:p>
      <text:p text:style-name="P6"><text:tab/>while (str[i])</text:p>
      <text:p text:style-name="P6"><text:tab/>{</text:p>
      <text:p text:style-name="P6"><text:tab/><text:tab/>if (str[i] &lt; 'A' || str[i] &gt; 'Z')</text:p>
      <text:p text:style-name="P6"><text:tab/><text:tab/><text:tab/>return (0);</text:p>
      <text:p text:style-name="P6"><text:tab/><text:tab/>i++;</text:p>
      <text:p text:style-name="P6"><text:tab/>}</text:p>
      <text:p text:style-name="P6"><text:tab/>return (1);</text:p>
      <text:p text:style-name="P6">}</text:p>
      <text:p text:style-name="P15"/>
      <text:p text:style-name="P16">ex06</text:p>
      <text:p text:style-name="P16"/>
      <text:p text:style-name="P16">ATTENTION REVOIR LA TABLE ASCII POUR LES CARACTERE IMPRIMABLE</text:p>
      <text:p text:style-name="P16"/>
      <text:p text:style-name="P16"/>
      <text:p text:style-name="P7">int<text:tab/><text:tab/>ft_str_is_printable(char *str)</text:p>
      <text:p text:style-name="P7">{</text:p>
      <text:p text:style-name="P7"><text:tab/>int<text:tab/><text:tab/>i;</text:p>
      <text:p text:style-name="P7"/>
      <text:p text:style-name="P7"><text:tab/>i = 0;</text:p>
      <text:p text:style-name="P7"><text:tab/>while (str[i])</text:p>
      <text:p text:style-name="P7"><text:tab/>{</text:p>
      <text:p text:style-name="P7"><text:tab/><text:tab/>if (str[i] &lt; ' ' || str[i] &gt; '~')</text:p>
      <text:p text:style-name="P7"><text:tab/><text:tab/><text:tab/>return (0);</text:p>
      <text:p text:style-name="P7"><text:tab/><text:tab/>i++;</text:p>
      <text:p text:style-name="P7"><text:tab/>}</text:p>
      <text:p text:style-name="P7"><text:tab/>return (1);</text:p>
      <text:p text:style-name="P7">}</text:p>
      <text:p text:style-name="P7"/>
      <text:p text:style-name="P17">ex07</text:p>
      <text:p text:style-name="P8"/>
      <text:p text:style-name="P8">char<text:tab/>*ft_strupcase(char *str)</text:p>
      <text:p text:style-name="P8">{</text:p>
      <text:p text:style-name="P8"><text:tab/>int<text:tab/><text:tab/>i;</text:p>
      <text:p text:style-name="P8"/>
      <text:p text:style-name="P8"><text:tab/>i = 0;</text:p>
      <text:p text:style-name="P8"><text:tab/>while (str[i])</text:p>
      <text:p text:style-name="P8"><text:tab/>{</text:p>
      <text:p text:style-name="P8"><text:tab/><text:tab/>if (str[i] &gt;= 'a' &amp;&amp; str[i] &lt;= 'z')</text:p>
      <text:p text:style-name="P8"><text:tab/><text:tab/><text:tab/>str[i] = str[i] - 32;</text:p>
      <text:p text:style-name="P8"><text:tab/><text:tab/>i++;</text:p>
      <text:p text:style-name="P8"><text:tab/>}</text:p>
      <text:p text:style-name="P8"><text:tab/>return (str);</text:p>
      <text:p text:style-name="P8"><text:soft-page-break/>}</text:p>
      <text:p text:style-name="P8"/>
      <text:p text:style-name="P18">ex08</text:p>
      <text:p text:style-name="P9"/>
      <text:p text:style-name="P9">char<text:tab/>*ft_strlowcase(char *str)</text:p>
      <text:p text:style-name="P9">{</text:p>
      <text:p text:style-name="P9"><text:tab/>int<text:tab/><text:tab/>i;</text:p>
      <text:p text:style-name="P9"/>
      <text:p text:style-name="P9"><text:tab/>i = 0;</text:p>
      <text:p text:style-name="P9"><text:tab/>while (str[i])</text:p>
      <text:p text:style-name="P9"><text:tab/>{</text:p>
      <text:p text:style-name="P9"><text:tab/><text:tab/>if (str[i] &gt;= 'A' &amp;&amp; str[i] &lt;= 'Z')</text:p>
      <text:p text:style-name="P9"><text:tab/><text:tab/><text:tab/>str[i] = str[i] + 32;</text:p>
      <text:p text:style-name="P9"><text:tab/><text:tab/>i++;</text:p>
      <text:p text:style-name="P9"><text:tab/>}</text:p>
      <text:p text:style-name="P9"><text:tab/>return (str);</text:p>
      <text:p text:style-name="P9">}</text:p>
      <text:p text:style-name="P9"/>
      <text:p text:style-name="P24">ex09</text:p>
      <text:p text:style-name="P19"/>
      <text:p text:style-name="P19">char<text:tab/>*ft_strcapitalize(char *str)</text:p>
      <text:p text:style-name="P19">{</text:p>
      <text:p text:style-name="P19"><text:tab/>int<text:tab/><text:tab/>i;</text:p>
      <text:p text:style-name="P19"><text:tab/>int<text:tab/><text:tab/>set_upper;</text:p>
      <text:p text:style-name="P19"/>
      <text:p text:style-name="P19"><text:tab/>i = 0;</text:p>
      <text:p text:style-name="P19"><text:tab/>set_upper = 1;</text:p>
      <text:p text:style-name="P19"><text:tab/>while (str[i])</text:p>
      <text:p text:style-name="P19"><text:tab/>{</text:p>
      <text:p text:style-name="P19"><text:tab/><text:tab/>if ((str[i] &gt;= 'a' &amp;&amp; str[i] &lt;= 'z')</text:p>
      <text:p text:style-name="P19"><text:tab/><text:tab/><text:tab/><text:tab/>|| (str[i] &gt;= 'A' &amp;&amp; str[i] &lt;= 'Z')</text:p>
      <text:p text:style-name="P19"><text:tab/><text:tab/><text:tab/><text:tab/>|| (str[i] &gt;= '0' &amp;&amp; str[i] &lt;= '9'))</text:p>
      <text:p text:style-name="P19"><text:tab/><text:tab/>{</text:p>
      <text:p text:style-name="P19"><text:tab/><text:tab/><text:tab/>if (set_upper &amp;&amp; (str[i] &gt;= 'a' &amp;&amp; str[i] &lt;= 'z'))</text:p>
      <text:p text:style-name="P19"><text:tab/><text:tab/><text:tab/><text:tab/>str[i] = str[i] - 32;</text:p>
      <text:p text:style-name="P19"><text:tab/><text:tab/><text:tab/>else if (!set_upper &amp;&amp; (str[i] &gt;= 'A' &amp;&amp; str[i] &lt;= 'Z'))</text:p>
      <text:p text:style-name="P19"><text:tab/><text:tab/><text:tab/><text:tab/>str[i] = str[i] + 32;</text:p>
      <text:p text:style-name="P19"><text:tab/><text:tab/><text:tab/>set_upper = 0;</text:p>
      <text:p text:style-name="P19"><text:tab/><text:tab/>}</text:p>
      <text:p text:style-name="P19"><text:tab/><text:tab/>else</text:p>
      <text:p text:style-name="P19"><text:tab/><text:tab/><text:tab/>set_upper = 1;</text:p>
      <text:p text:style-name="P19"><text:tab/><text:tab/>i++;</text:p>
      <text:p text:style-name="P19"><text:tab/>}</text:p>
      <text:p text:style-name="P19"><text:tab/>return (str);</text:p>
      <text:p text:style-name="P19">}</text:p>
      <text:p text:style-name="P19"/>
      <text:p text:style-name="P27">Par exemple : </text:p>
      <text:list xml:id="list1561614918" text:style-name="L1">
        <text:list-header>
          <text:p text:style-name="P29">salut, comment tu vas ? 42mots quarante-deux; cinquante+et+un </text:p>
        </text:list-header>
        <text:list-item>
          <text:p text:style-name="P26"><text:span text:style-name="T1">Doit donner :<text:line-break/></text:span><text:span text:style-name="T3">Salut, Comment Tu Vas ? 42mots Quarante-Deux; Cinquante+Et+Un </text:span></text:p>
        </text:list-item>
      </text:list>
      <text:p text:style-name="P19"/>
      <text:p text:style-name="P19">ex10</text:p>
      <text:p text:style-name="P19"/>
      <text:p text:style-name="P19">unsigned int<text:tab/>ft_strlcpy(char *dest, char *src, unsigned int size)</text:p>
      <text:p text:style-name="P19">{</text:p>
      <text:p text:style-name="P19"><text:tab/>unsigned int<text:tab/>count;</text:p>
      <text:p text:style-name="P19"><text:tab/>unsigned int<text:tab/>index;</text:p>
      <text:p text:style-name="P19"/>
      <text:p text:style-name="P19"><text:tab/>count = 0;</text:p>
      <text:p text:style-name="P19"><text:tab/>index = 0;</text:p>
      <text:p text:style-name="P19"><text:tab/>while (src[count] != '\0')</text:p>
      <text:p text:style-name="P19"><text:tab/><text:tab/>count++;</text:p>
      <text:p text:style-name="P19"><text:tab/>if (size != 0)</text:p>
      <text:p text:style-name="P19"><text:tab/>{</text:p>
      <text:p text:style-name="P19"><text:tab/><text:tab/>while (src[index] != '\0' &amp;&amp; index &lt; (size - 1))</text:p>
      <text:p text:style-name="P19"><text:tab/><text:tab/>{</text:p>
      <text:p text:style-name="P19"><text:tab/><text:tab/><text:tab/>dest[index] = src[index];</text:p>
      <text:p text:style-name="P19"><text:soft-page-break/><text:tab/><text:tab/><text:tab/>index++;</text:p>
      <text:p text:style-name="P19"><text:tab/><text:tab/>}</text:p>
      <text:p text:style-name="P19"><text:tab/><text:tab/>dest[index] = '\0';</text:p>
      <text:p text:style-name="P19"><text:tab/>}</text:p>
      <text:p text:style-name="P19"><text:tab/>return (count);</text:p>
      <text:p text:style-name="P19">}</text:p>
      <text:p text:style-name="P19"/>
      <text:p text:style-name="P20">ex11</text:p>
      <text:p text:style-name="P20"/>
      <text:p text:style-name="P21">VOIR TABLE ASCII HEXADECIMAL</text:p>
      <text:p text:style-name="P21"/>
      <text:p text:style-name="P21">#include &lt;unistd.h&gt;</text:p>
      <text:p text:style-name="P21"/>
      <text:p text:style-name="P21">void<text:tab/>convert_hex(int num)</text:p>
      <text:p text:style-name="P21">{</text:p>
      <text:p text:style-name="P21"><text:tab/>char<text:tab/>*hex;</text:p>
      <text:p text:style-name="P21"/>
      <text:p text:style-name="P21"><text:tab/>hex = "0123456789abcdef";</text:p>
      <text:p text:style-name="P21"><text:tab/>write(1, &amp;hex[num / 16], 1);</text:p>
      <text:p text:style-name="P21"><text:tab/>write(1, &amp;hex[num % 16], 1);</text:p>
      <text:p text:style-name="P21">}</text:p>
      <text:p text:style-name="P21"/>
      <text:p text:style-name="P21">void<text:tab/>ft_putstr_non_printable(char *str)</text:p>
      <text:p text:style-name="P21">{</text:p>
      <text:p text:style-name="P21"><text:tab/>int<text:tab/><text:tab/>i;</text:p>
      <text:p text:style-name="P21"/>
      <text:p text:style-name="P21"><text:tab/>i = 0;</text:p>
      <text:p text:style-name="P21"><text:tab/>while (str[i])</text:p>
      <text:p text:style-name="P21"><text:tab/>{</text:p>
      <text:p text:style-name="P21"><text:tab/><text:tab/>if (str[i] &gt;= 0 &amp;&amp; str[i] &lt;= 31)</text:p>
      <text:p text:style-name="P21"><text:tab/><text:tab/>{</text:p>
      <text:p text:style-name="P21"><text:tab/><text:tab/><text:tab/>write(1, "\\", 1);</text:p>
      <text:p text:style-name="P21"><text:tab/><text:tab/><text:tab/>convert_hex(str[i]);</text:p>
      <text:p text:style-name="P21"><text:tab/><text:tab/>}</text:p>
      <text:p text:style-name="P21"><text:tab/><text:tab/>else</text:p>
      <text:p text:style-name="P21"><text:tab/><text:tab/><text:tab/>write(1, &amp;str[i], 1);</text:p>
      <text:p text:style-name="P21"><text:tab/><text:tab/>i++;</text:p>
      <text:p text:style-name="P21"><text:tab/>}</text:p>
      <text:p text:style-name="P21">}</text:p>
      <text:p text:style-name="P21"/>
      <text:p text:style-name="P21">ex12</text:p>
      <text:p text:style-name="P21"/>
      <text:p text:style-name="P28">Exemple 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5">$&gt; ./ft_print_memory </text:p>
          </table:table-cell>
        </table:table-row>
        <table:table-row>
          <table:table-cell table:style-name="Table1.A1" office:value-type="string">
            <text:p text:style-name="P25">00000010a161f40: 426f 6e6a 6f75 7220 6c65 7320 616d 696e Bonjour les amin 00000010a161f50: 6368 6573 090a 0963 2020 6573 7420 666f ches...c est fo </text:p>
          </table:table-cell>
        </table:table-row>
        <table:table-row>
          <table:table-cell table:style-name="Table1.A1" office:value-type="string">
            <text:p text:style-name="P25">00000010a161f60: 7509 746f 7574 0963 6520 7175 206f 6e20 u.tout.ce qu on 00000010a161f70: 7065 7574 2066 6169 7265 2061 7665 6309 peut faire avec. 00000010a161f80: 0a09 7072 696e 745f 6d65 6d6f 7279 0a0a ..print_memory.. </text:p>
          </table:table-cell>
        </table:table-row>
        <table:table-row>
          <table:table-cell table:style-name="Table1.A1" office:value-type="string">
            <text:p text:style-name="P25">00000010a161f90: 0a09 6c6f 6c2e 6c6f 6c0a 2000 ..lol.lol. . $&gt; ./ft_print_memory | cat -te </text:p>
          </table:table-cell>
        </table:table-row>
        <table:table-row>
          <table:table-cell table:style-name="Table1.A1" office:value-type="string">
            <text:p text:style-name="P25">000000107ff9f40: 426f 6e6a 6f75 7220 6c65 7320 616d 696e Bonjour les amin$ 000000107ff9f50: 6368 6573 090a 0963 2020 6573 7420 666f ches...c est fo$ </text:p>
          </table:table-cell>
        </table:table-row>
        <table:table-row>
          <table:table-cell table:style-name="Table1.A1" office:value-type="string">
            <text:p text:style-name="P25">000000107ff9f60: 7509 746f 7574 0963 6520 7175 206f 6e20 u.tout.ce qu on $ 000000107ff9f70: 7065 7574 2066 6169 7265 2061 7665 6309 peut faire avec.$ </text:p>
          </table:table-cell>
        </table:table-row>
        <table:table-row>
          <table:table-cell table:style-name="Table1.A1" office:value-type="string">
            <text:p text:style-name="P25">000000107ff9f80: 0a09 7072 696e 745f 6d65 6d6f 7279 0a0a ..print_memory..$ 000000107ff9f90: 0a09 6c6f 6c2e 6c6f 6c0a 2000 ..lol.lol. .$ </text:p>
          </table:table-cell>
        </table:table-row>
        <table:table-row>
          <table:table-cell table:style-name="Table1.A1" office:value-type="string">
            <text:p text:style-name="P25">$&gt; </text:p>
          </table:table-cell>
        </table:table-row>
      </table:table>
      <text:p text:style-name="Text_20_body">• <text:span text:style-name="T2">Elle devra être prototypée de la façon suivante : </text:span></text:p>
      <text:p text:style-name="Text_20_body"><text:soft-page-break/>• <text:span text:style-name="T2">Elle devra renvoyer </text:span><text:span text:style-name="T4">addr</text:span><text:span text:style-name="T2">. </text:span></text:p>
      <text:p text:style-name="P23"/>
      <text:p text:style-name="P23"/>
      <text:p text:style-name="P22"/>
      <text:p text:style-name="P21">#include &lt;unistd.h&gt;</text:p>
      <text:p text:style-name="P21"/>
      <text:p text:style-name="P21">void<text:tab/>convert_hex(unsigned int num)</text:p>
      <text:p text:style-name="P21">{</text:p>
      <text:p text:style-name="P21"><text:tab/>char<text:tab/>*hex;</text:p>
      <text:p text:style-name="P21"/>
      <text:p text:style-name="P21"><text:tab/>hex = "0123456789abcdef";</text:p>
      <text:p text:style-name="P21"><text:tab/>write(1, &amp;hex[num / 16], 1);</text:p>
      <text:p text:style-name="P21"><text:tab/>write(1, &amp;hex[num % 16], 1);</text:p>
      <text:p text:style-name="P21">}</text:p>
      <text:p text:style-name="P21"/>
      <text:p text:style-name="P21">void<text:tab/>ft_putstr(char *str)</text:p>
      <text:p text:style-name="P21">{</text:p>
      <text:p text:style-name="P21"><text:tab/>while(*str)</text:p>
      <text:p text:style-name="P21"><text:tab/>{</text:p>
      <text:p text:style-name="P21"><text:tab/><text:tab/>write(1, str, 1);</text:p>
      <text:p text:style-name="P21"><text:tab/><text:tab/>str++;</text:p>
      <text:p text:style-name="P21"><text:tab/>}</text:p>
      <text:p text:style-name="P21">}</text:p>
      <text:p text:style-name="P21"/>
      <text:p text:style-name="P21">int<text:tab/><text:tab/>ft_strlen(char *str)</text:p>
      <text:p text:style-name="P21">{</text:p>
      <text:p text:style-name="P21"><text:tab/>int<text:tab/><text:tab/>i;</text:p>
      <text:p text:style-name="P21"/>
      <text:p text:style-name="P21"><text:tab/>i = 0;</text:p>
      <text:p text:style-name="P21"><text:tab/>while (str[i])</text:p>
      <text:p text:style-name="P21"><text:tab/><text:tab/>i++;</text:p>
      <text:p text:style-name="P21"><text:tab/>return (i);</text:p>
      <text:p text:style-name="P21">}</text:p>
      <text:p text:style-name="P21"/>
      <text:p text:style-name="P21">void<text:tab/>*ft_print_memory(void *addr, unsigned int size)</text:p>
      <text:p text:style-name="P21">{</text:p>
      <text:p text:style-name="P21"><text:tab/>unsigned int<text:tab/>i;</text:p>
      <text:p text:style-name="P21"><text:tab/>int<text:tab/><text:tab/>j;</text:p>
      <text:p text:style-name="P21"><text:tab/>int<text:tab/><text:tab/>k;</text:p>
      <text:p text:style-name="P21"/>
      <text:p text:style-name="P21"><text:tab/>i = 0;</text:p>
      <text:p text:style-name="P21"><text:tab/>ft_putstr(&amp;addr);</text:p>
      <text:p text:style-name="P21"><text:tab/>return (addr);</text:p>
      <text:p text:style-name="P21">}</text:p>
      <text:p text:style-name="P21"/>
      <text:p text:style-name="P21">int<text:tab/><text:tab/>main(int argc, char **argv)</text:p>
      <text:p text:style-name="P21">{</text:p>
      <text:p text:style-name="P21"/>
      <text:p text:style-name="P21"><text:tab/>if (argc != 2)</text:p>
      <text:p text:style-name="P21"><text:tab/><text:tab/>return (0);</text:p>
      <text:p text:style-name="P21"><text:tab/>ft_print_memory(argv[1], ft_strlen(argv[1]));</text:p>
      <text:p text:style-name="P21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MMathSymbols10" svg:font-family="LMMathSymbols10"/>
    <style:font-face style:name="LMMono10" svg:font-family="LMMono10"/>
    <style:font-face style:name="LMMono12" svg:font-family="LMMono12"/>
    <style:font-face style:name="LMMono8" svg:font-family="LMMono8"/>
    <style:font-face style:name="LMRoman12" svg:font-family="LMRoman12"/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702cm" fo:margin-left="0.63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19T14:56:06.159714437</dc:date>
    <meta:editing-duration>PT10H16M10S</meta:editing-duration>
    <meta:editing-cycles>81</meta:editing-cycles>
    <meta:generator>LibreOffice/6.3.4.2$MacOSX_X86_64 LibreOffice_project/60da17e045e08f1793c57c00ba83cdfce946d0aa</meta:generator>
    <meta:print-date>2020-02-17T21:38:14.774742587</meta:print-date>
    <meta:document-statistic meta:table-count="1" meta:image-count="0" meta:object-count="0" meta:page-count="5" meta:paragraph-count="251" meta:word-count="775" meta:character-count="4363" meta:non-whitespace-character-count="3536"/>
  </office:meta>
</office:document-meta>
</file>